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b448" officeooo:paragraph-rsid="0004b448"/>
    </style:style>
    <style:style style:name="P2" style:family="paragraph" style:parent-style-name="Standard">
      <style:text-properties officeooo:rsid="00060ca0" officeooo:paragraph-rsid="00060ca0"/>
    </style:style>
    <style:style style:name="P3" style:family="paragraph" style:parent-style-name="Standard">
      <style:text-properties officeooo:rsid="00076b70" officeooo:paragraph-rsid="00076b70"/>
    </style:style>
    <style:style style:name="P4" style:family="paragraph" style:parent-style-name="Standard">
      <style:text-properties officeooo:rsid="00096454" officeooo:paragraph-rsid="00096454"/>
    </style:style>
    <style:style style:name="T1" style:family="text">
      <style:text-properties officeooo:rsid="00060ca0"/>
    </style:style>
    <style:style style:name="T2" style:family="text">
      <style:text-properties officeooo:rsid="000b82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lymophe</text:p>
      <text:p text:style-name="P1"/>
      <text:p text:style-name="P1">A l’exec </text:p>
      <text:p text:style-name="P1">- lorqu’une methode d’un obj surclassé est appellée cest la méthode de la classe affective de l’obj qui est invoquée</text:p>
      <text:p text:style-name="P1"/>
      <text:p text:style-name="P1">- La m<text:span text:style-name="T1">é</text:span>thode à exécuter est déterminer à l’éxecution</text:p>
      <text:p text:style-name="P1"/>
      <text:p text:style-name="P1">Caratéristique essentielle d’un langage orienté obj ac l’abstraction, l’encapsulation de l’héritage. </text:p>
      <text:p text:style-name="P1"/>
      <text:p text:style-name="P1">Aventages : </text:p>
      <text:p text:style-name="P1">-Pas besoin de differencier différents cas en fonction de la classe des obj(ac instanceof)</text:p>
      <text:p text:style-name="P1">- Maintenance du code plus aisée.</text:p>
      <text:p text:style-name="P1">- Code facilement extensible.</text:p>
      <text:p text:style-name="P1"/>
      <text:p text:style-name="P1">Un ex :</text:p>
      <text:p text:style-name="P1">-Gestion d’un ensemble de formes géometrique </text:p>
      <text:p text:style-name="P1"><text:tab/>On souhaite afficher le périmètre de chaque forme géo sans se soucier de la forme geo </text:p>
      <text:p text:style-name="P1"/>
      <text:p text:style-name="P2">Le downcasting : </text:p>
      <text:p text:style-name="P2">-Interet : Forcer un obj a libérer les fonctionnalités cachées par le surclassage </text:p>
      <text:p text:style-name="P2">-conversion de types explicite (cast) déjà vu pour les types primitifs</text:p>
      <text:p text:style-name="P2"/>
      <text:p text:style-name="P3">Classe abstraites </text:p>
      <text:p text:style-name="P3">-une classe abstraite peut avoir des méthodes abstraites</text:p>
      <text:p text:style-name="P3"/>
      <text:p text:style-name="P4">Les interface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5T10:40:58.543000000</meta:creation-date>
    <dc:date>2020-10-05T12:18:15.320000000</dc:date>
    <meta:editing-duration>PT14M31S</meta:editing-duration>
    <meta:editing-cycles>3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18" meta:word-count="133" meta:character-count="848" meta:non-whitespace-character-count="723"/>
  </office:meta>
</office:document-meta>
</file>